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sponseServic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setStatus( int sc , java . lang .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setDateHeader( java . lang .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getHttpRespons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Wrapper( HttpResponseService response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esponseService.sendError( int sc , java . lang .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encodeURL( java . lang .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addHeader( java . lang . String name , java . lang .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HttpResponseService( ServletBeanContext bea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setHeader( java . lang . String name , java . lang .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containsHeader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addDateHeader( java . lang .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setIntHeader( java . lang .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encodeUrl( java . lang .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addIntHeader( java . lang .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getHttpServl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sponseService.encodeRedirectURL( java . lang .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sendRedirect( java . lang .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encodeRedirectUrl( java . lang .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Service.addCookie( javax . servlet . http .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